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6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Segoe-U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Segoe-U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Segoe-U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6654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Segoe-U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Segoe-U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6">
      <style:graphic-properties draw:fill="solid" draw:fill-color="#4472c4" draw:opacity="100%" draw:stroke="solid" svg:stroke-width="0.01389in" svg:stroke-color="#172c51" svg:stroke-opacity="100%" draw:stroke-linejoin="miter" svg:stroke-linecap="butt"/>
    </style:style>
    <style:style style:family="presentation" style:name="a6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page1" draw:style-name="a601" draw:master-page-name="Master1-Layout7-blank-Blank" presentation:presentation-page-layout-name="Master1-PPL7" draw:id="Slide-256">
        <draw:custom-shape svg:x="0in" svg:y="0.39409in" svg:width="11.12677in" svg:height="0.94094in" draw:id="id74" draw:style-name="a612" draw:name="Freeform: Shape 1">
          <svg:title/>
          <svg:desc/>
          <text:p text:style-name="a603" text:class-names="" text:cond-style-name=""><text:span text:style-name="a602" text:class-names="">Sonata Software has been a cornerstone Microsoft Alliance Partner for over three decades, emblematic of a legacy marked by collaboration. Notably, Sonata holds esteemed positions as a member of Microsoft's Dynamics Inner Circle for 2023-24 and a launch partner for Microsoft's Fabric initiative. Our commitment extends as a global Cloud Solutions Partner with Microsoft and a pivotal contributor to Microsoft's Solutions Assessment Program (AIM). We are also an Azure Expert MSP Partner with 10 advanced specializations in Dynamics 365, Data Analytics, and Azure. Sonata's deep Azure expertise accelerates cloud adoption through frameworks, innovative models, digital process libraries, accelerators, and IPs in realizing the digital journey.</text:span></text:p>
          <text:p text:style-name="a605" text:class-names="" text:cond-style-name=""><text:span text:style-name="a604" text:class-names=""/></text:p>
          <text:p text:style-name="a609" text:class-names="" text:cond-style-name=""><text:span text:style-name="a606" text:class-names="">Sonata's digital transformational services shine -Flourishing across sectors like Retail, Consumer Goods, Manufacturing, Distribution, HLS, BFSI, and TMT. Our innovation echoes through platform IPs such as Brick &amp; Click, Modern Distribution,<text:s text:c="1"/></text:span><text:span text:style-name="a607" text:class-names="">Rezopia</text:span><text:span text:style-name="a608" text:class-names="">, and CTRM, solidifying our dedication to reshaping industries. Additionally, Sonata's collaboration with Gen.ai adds a dynamic dimension to our capabilities, further augmenting our potential.</text:span></text:p>
          <text:p text:style-name="a611" text:class-names="" text:cond-style-name=""><text:span text:style-name="a6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618">
          <draw:frame draw:id="id75" draw:style-name="a615" draw:name="Slide Number Placeholder 7" svg:x="4.67835in" svg:y="11.10748in" svg:width="3.58701in" svg:height="0.58346in">
            <draw:text-box>
              <text:p text:style-name="a614" text:class-names="" text:cond-style-name=""><text:span text:style-name="a613" text:class-names=""><text:page-number style:num-format="1" text:fixed="false"/></text:span></text:p>
            </draw:text-box>
            <svg:title/>
            <svg:desc/>
          </draw:frame>
          <draw:page-thumbnail draw:page-number="1" svg:x="1.21007in" svg:y="0.88889in" svg:width="5.84549in" svg:height="4.38368in" presentation:class="page" draw:id="id76" presentation:style-name="a616" draw:name="Slide Image Placeholder 1">
            <svg:title/>
            <svg:desc/>
          </draw:page-thumbnail>
          <draw:frame draw:id="id77" presentation:style-name="a617" draw:name="Notes Placeholder 2" svg:x="0.82598in" svg:y="5.55394in" svg:width="6.61457in" svg:height="5.262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2" style:display-name="Title and Content">
      <presentation:placeholder presentation:object="title" svg:x="0.55in" svg:y="0.32953in" svg:width="9.9185in" svg:height="1.37835in"/>
      <presentation:placeholder presentation:object="object" svg:x="0.55in" svg:y="1.93386in" svg:width="9.9185in" svg:height="5.45512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4" style:display-name="Two Content">
      <presentation:placeholder presentation:object="title" svg:x="0.55in" svg:y="0.32953in" svg:width="9.9185in" svg:height="1.37835in"/>
      <presentation:placeholder presentation:object="object" svg:x="0.55035in" svg:y="1.93403in" svg:width="4.875in" svg:height="5.45486in"/>
      <presentation:placeholder presentation:object="object" svg:x="5.59201in" svg:y="1.93403in" svg:width="4.87674in" svg:height="5.45486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6" style:display-name="Title Only">
      <presentation:placeholder presentation:object="title" svg:x="0.55in" svg:y="0.32953in" svg:width="9.9185in" svg:height="1.3783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7" style:display-name="Blank">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10" style:display-name="Title and Vertical Text">
      <presentation:placeholder presentation:object="title" svg:x="0.55in" svg:y="0.32953in" svg:width="9.9185in" svg:height="1.37835in"/>
      <presentation:placeholder presentation:object="outline" svg:x="0.55in" svg:y="1.93386in" svg:width="9.9185in" svg:height="5.45512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11" style:display-name="Vertical Title and Text">
      <presentation:placeholder presentation:object="title" svg:x="7.98958in" svg:y="0.32986in" svg:width="2.47917in" svg:height="7.05903in"/>
      <presentation:placeholder presentation:object="outline" svg:x="0.55035in" svg:y="0.32986in" svg:width="7.27257in" svg:height="7.05903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draw:fill="none" draw:stroke="non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3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none" draw:stroke="non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draw:fill="none" draw:stroke="non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3071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67">
      <style:graphic-properties draw:fill="none"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draw:fill="none" draw:stroke="none"/>
    </style:style>
    <style:style style:family="paragraph" style:name="a46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9">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3071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9">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draw:fill="none" draw:stroke="non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draw:fill="none" draw:stroke="none"/>
    </style:style>
    <style:style style:family="paragraph" style:name="a59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3071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33">
      <style:graphic-properties draw:fill="none" draw:stroke="non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3%" fo:text-align="center"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3071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3071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519">
      <style:graphic-properties draw:fill="none" draw:stroke="non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draw:fill="none" draw:stroke="none"/>
    </style:style>
    <style:style style:family="paragraph" style:name="a41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19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20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in" svg:y="0.32953in" svg:width="9.9185in" svg:height="1.37835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in" svg:y="1.93386in" svg:width="9.9185in" svg:height="5.4551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in" svg:y="7.5311in" svg:width="2.56575in" svg:height="0.56772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87in" svg:y="7.5311in" svg:width="3.49291in" svg:height="0.56772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433in" svg:y="7.5311in" svg:width="2.56614in" svg:height="0.56772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9">
        <draw:custom-shape svg:x="0in" svg:y="0in" svg:width="8.26772in" svg:height="11.69291in" draw:id="id5" draw:style-name="a32" draw:name="Rectangle 1">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33" draw:name="Slide Image Placeholder 2">
          <svg:title/>
          <svg:desc/>
        </draw:page-thumbnail>
        <draw:frame draw:id="id7" presentation:style-name="a36" draw:name="Notes Placeholder 3" svg:x="0.82598in" svg:y="5.55354in" svg:width="6.61299in" svg:height="5.26024in" presentation:class="notes" presentation:placeholder="false">
          <draw:text-box>
            <text:p text:style-name="a35" text:class-names="" text:cond-style-name=""><text:span text:style-name="a34" text:class-names=""/></text:p>
          </draw:text-box>
          <svg:title/>
          <svg:desc/>
        </draw:frame>
        <draw:frame draw:id="id8" presentation:style-name="a39" draw:name="Header Placeholder 4" svg:x="0in" svg:y="0in" svg:width="3.58661in" svg:height="0.58346in" presentation:class="header" presentation:placeholder="false">
          <draw:text-box>
            <text:p text:style-name="a38" text:class-names="" text:cond-style-name=""><text:span text:style-name="a37" text:class-names=""/></text:p>
          </draw:text-box>
          <svg:title/>
          <svg:desc/>
        </draw:frame>
        <draw:frame draw:id="id9" presentation:style-name="a42" draw:name="Date Placeholder 5" svg:x="4.67835in" svg:y="0in" svg:width="3.58701in" svg:height="0.58346in" presentation:class="date-time" presentation:placeholder="false">
          <draw:text-box>
            <text:p text:style-name="a41" text:class-names="" text:cond-style-name=""><text:span text:style-name="a40" text:class-names=""/></text:p>
          </draw:text-box>
          <svg:title/>
          <svg:desc/>
        </draw:frame>
        <draw:frame draw:id="id10" presentation:style-name="a45" draw:name="Footer Placeholder 6" svg:x="0in" svg:y="11.10748in" svg:width="3.58661in" svg:height="0.58346in" presentation:class="footer" presentation:placeholder="false">
          <draw:text-box>
            <text:p text:style-name="a44" text:class-names="" text:cond-style-name=""><text:span text:style-name="a43" text:class-names=""/></text:p>
          </draw:text-box>
          <svg:title/>
          <svg:desc/>
        </draw:frame>
        <draw:frame draw:id="id11" presentation:style-name="a48" draw:name="Slide Number Placeholder 7" svg:x="4.67835in" svg:y="11.10748in" svg:width="3.58701in" svg:height="0.58346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Title-Slide" style:page-layout-name="pageLayout1" draw:style-name="a50">
      <draw:frame draw:id="id12" presentation:style-name="a54" draw:name="Title 1" svg:x="1.37847in" svg:y="1.35243in" svg:width="8.26736in" svg:height="2.87847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3" presentation:style-name="a58" draw:name="Subtitle 2" svg:x="1.37847in" svg:y="4.34201in" svg:width="8.26736in" svg:height="1.99653in" presentation:class="subtitle" presentation:placeholder="false">
        <draw:text-box>
          <text:p text:style-name="a57" text:class-names="" text:cond-style-name=""><text:span text:style-name="a55" text:class-names="">Click to edit Master subtitle style</text:span><text:span text:style-name="a56" text:class-names=""/></text:p>
        </draw:text-box>
        <svg:title/>
        <svg:desc/>
      </draw:frame>
      <draw:frame draw:id="id14" presentation:style-name="a61" draw:name="Date Placeholder 3" svg:x="0.55in" svg:y="7.5311in" svg:width="2.56575in" svg:height="0.56772in" presentation:class="date-time" presentation:placeholder="false">
        <draw:text-box>
          <text:p text:style-name="a60" text:class-names="" text:cond-style-name=""><text:span text:style-name="a59" text:class-names=""/></text:p>
        </draw:text-box>
        <svg:title/>
        <svg:desc/>
      </draw:frame>
      <draw:frame draw:id="id15" presentation:style-name="a64" draw:name="Footer Placeholder 4" svg:x="3.77087in" svg:y="7.5311in" svg:width="3.49291in" svg:height="0.56772in" presentation:class="footer" presentation:placeholder="false">
        <draw:text-box>
          <text:p text:style-name="a63" text:class-names="" text:cond-style-name=""><text:span text:style-name="a62" text:class-names=""/></text:p>
        </draw:text-box>
        <svg:title/>
        <svg:desc/>
      </draw:frame>
      <draw:frame draw:id="id16" presentation:style-name="a68" draw:name="Slide Number Placeholder 5" svg:x="7.90433in" svg:y="7.5311in" svg:width="2.56614in" svg:height="0.56772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page-layout-name="pageLayout2" draw:style-name="a88">
        <draw:custom-shape svg:x="0in" svg:y="0in" svg:width="8.26772in" svg:height="11.69291in" draw:id="id5" draw:style-name="a71" draw:name="Rectangle 1">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72" draw:name="Slide Image Placeholder 2">
          <svg:title/>
          <svg:desc/>
        </draw:page-thumbnail>
        <draw:frame draw:id="id7" presentation:style-name="a75" draw:name="Notes Placeholder 3" svg:x="0.82598in" svg:y="5.55354in" svg:width="6.61299in" svg:height="5.26024in" presentation:class="notes" presentation:placeholder="false">
          <draw:text-box>
            <text:p text:style-name="a74" text:class-names="" text:cond-style-name=""><text:span text:style-name="a73" text:class-names=""/></text:p>
          </draw:text-box>
          <svg:title/>
          <svg:desc/>
        </draw:frame>
        <draw:frame draw:id="id8" presentation:style-name="a78" draw:name="Header Placeholder 4" svg:x="0in" svg:y="0in" svg:width="3.58661in" svg:height="0.58346in" presentation:class="header" presentation:placeholder="false">
          <draw:text-box>
            <text:p text:style-name="a77" text:class-names="" text:cond-style-name=""><text:span text:style-name="a76" text:class-names=""/></text:p>
          </draw:text-box>
          <svg:title/>
          <svg:desc/>
        </draw:frame>
        <draw:frame draw:id="id9" presentation:style-name="a81" draw:name="Date Placeholder 5" svg:x="4.67835in" svg:y="0in" svg:width="3.58701in" svg:height="0.58346in" presentation:class="date-time" presentation:placeholder="false">
          <draw:text-box>
            <text:p text:style-name="a80" text:class-names="" text:cond-style-name=""><text:span text:style-name="a79" text:class-names=""/></text:p>
          </draw:text-box>
          <svg:title/>
          <svg:desc/>
        </draw:frame>
        <draw:frame draw:id="id10" presentation:style-name="a84" draw:name="Footer Placeholder 6" svg:x="0in" svg:y="11.10748in" svg:width="3.58661in" svg:height="0.58346in" presentation:class="footer" presentation:placeholder="false">
          <draw:text-box>
            <text:p text:style-name="a83" text:class-names="" text:cond-style-name=""><text:span text:style-name="a82" text:class-names=""/></text:p>
          </draw:text-box>
          <svg:title/>
          <svg:desc/>
        </draw:frame>
        <draw:frame draw:id="id11" presentation:style-name="a87" draw:name="Slide Number Placeholder 7" svg:x="4.67835in" svg:y="11.10748in" svg:width="3.58701in" svg:height="0.58346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master-page>
    <style:master-page style:name="Master1-Layout2-obj-Title-and-Content" style:page-layout-name="pageLayout1" draw:style-name="a89">
      <draw:frame draw:id="id17" presentation:style-name="a93" draw:name="Title 1" svg:x="0.55in" svg:y="0.32953in" svg:width="9.9185in" svg:height="1.37835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8" presentation:style-name="a109" draw:name="Content Placeholder 2" svg:x="0.55in" svg:y="1.93386in" svg:width="9.9185in" svg:height="5.45512in" presentation:class="object"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9" presentation:style-name="a112" draw:name="Date Placeholder 3" svg:x="0.55in" svg:y="7.5311in" svg:width="2.56575in" svg:height="0.56772in" presentation:class="date-time" presentation:placeholder="false">
        <draw:text-box>
          <text:p text:style-name="a111" text:class-names="" text:cond-style-name=""><text:span text:style-name="a110" text:class-names=""/></text:p>
        </draw:text-box>
        <svg:title/>
        <svg:desc/>
      </draw:frame>
      <draw:frame draw:id="id20" presentation:style-name="a115" draw:name="Footer Placeholder 4" svg:x="3.77087in" svg:y="7.5311in" svg:width="3.49291in" svg:height="0.56772in" presentation:class="footer" presentation:placeholder="false">
        <draw:text-box>
          <text:p text:style-name="a114" text:class-names="" text:cond-style-name=""><text:span text:style-name="a113" text:class-names=""/></text:p>
        </draw:text-box>
        <svg:title/>
        <svg:desc/>
      </draw:frame>
      <draw:frame draw:id="id21" presentation:style-name="a119" draw:name="Slide Number Placeholder 5" svg:x="7.90433in" svg:y="7.5311in" svg:width="2.56614in" svg:height="0.56772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page-layout-name="pageLayout2" draw:style-name="a139">
        <draw:custom-shape svg:x="0in" svg:y="0in" svg:width="8.26772in" svg:height="11.69291in" draw:id="id5" draw:style-name="a122" draw:name="Rectangle 1">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123" draw:name="Slide Image Placeholder 2">
          <svg:title/>
          <svg:desc/>
        </draw:page-thumbnail>
        <draw:frame draw:id="id7" presentation:style-name="a126" draw:name="Notes Placeholder 3" svg:x="0.82598in" svg:y="5.55354in" svg:width="6.61299in" svg:height="5.26024in" presentation:class="notes" presentation:placeholder="false">
          <draw:text-box>
            <text:p text:style-name="a125" text:class-names="" text:cond-style-name=""><text:span text:style-name="a124" text:class-names=""/></text:p>
          </draw:text-box>
          <svg:title/>
          <svg:desc/>
        </draw:frame>
        <draw:frame draw:id="id8" presentation:style-name="a129" draw:name="Header Placeholder 4" svg:x="0in" svg:y="0in" svg:width="3.58661in" svg:height="0.58346in" presentation:class="header" presentation:placeholder="false">
          <draw:text-box>
            <text:p text:style-name="a128" text:class-names="" text:cond-style-name=""><text:span text:style-name="a127" text:class-names=""/></text:p>
          </draw:text-box>
          <svg:title/>
          <svg:desc/>
        </draw:frame>
        <draw:frame draw:id="id9" presentation:style-name="a132" draw:name="Date Placeholder 5" svg:x="4.67835in" svg:y="0in" svg:width="3.58701in" svg:height="0.58346in" presentation:class="date-time" presentation:placeholder="false">
          <draw:text-box>
            <text:p text:style-name="a131" text:class-names="" text:cond-style-name=""><text:span text:style-name="a130" text:class-names=""/></text:p>
          </draw:text-box>
          <svg:title/>
          <svg:desc/>
        </draw:frame>
        <draw:frame draw:id="id10" presentation:style-name="a135" draw:name="Footer Placeholder 6" svg:x="0in" svg:y="11.10748in" svg:width="3.58661in" svg:height="0.58346in" presentation:class="footer" presentation:placeholder="false">
          <draw:text-box>
            <text:p text:style-name="a134" text:class-names="" text:cond-style-name=""><text:span text:style-name="a133" text:class-names=""/></text:p>
          </draw:text-box>
          <svg:title/>
          <svg:desc/>
        </draw:frame>
        <draw:frame draw:id="id11" presentation:style-name="a138" draw:name="Slide Number Placeholder 7" svg:x="4.67835in" svg:y="11.10748in" svg:width="3.58701in" svg:height="0.58346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master-page>
    <style:master-page style:name="Master1-Layout3-secHead-Section-Header" style:page-layout-name="pageLayout1" draw:style-name="a140">
      <draw:frame draw:id="id22" presentation:style-name="a144" draw:name="Title 1" svg:x="0.75174in" svg:y="2.06076in" svg:width="9.50868in" svg:height="3.43924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23" presentation:style-name="a148" draw:name="Text Placeholder 2" svg:x="0.75174in" svg:y="5.53299in" svg:width="9.50868in" svg:height="1.80729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4" presentation:style-name="a151" draw:name="Date Placeholder 3" svg:x="0.55in" svg:y="7.5311in" svg:width="2.56575in" svg:height="0.56772in" presentation:class="date-time" presentation:placeholder="false">
        <draw:text-box>
          <text:p text:style-name="a150" text:class-names="" text:cond-style-name=""><text:span text:style-name="a149" text:class-names=""/></text:p>
        </draw:text-box>
        <svg:title/>
        <svg:desc/>
      </draw:frame>
      <draw:frame draw:id="id25" presentation:style-name="a154" draw:name="Footer Placeholder 4" svg:x="3.77087in" svg:y="7.5311in" svg:width="3.49291in" svg:height="0.56772in" presentation:class="footer" presentation:placeholder="false">
        <draw:text-box>
          <text:p text:style-name="a153" text:class-names="" text:cond-style-name=""><text:span text:style-name="a152" text:class-names=""/></text:p>
        </draw:text-box>
        <svg:title/>
        <svg:desc/>
      </draw:frame>
      <draw:frame draw:id="id26" presentation:style-name="a158" draw:name="Slide Number Placeholder 5" svg:x="7.90433in" svg:y="7.5311in" svg:width="2.56614in" svg:height="0.56772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presentation:notes style:page-layout-name="pageLayout2" draw:style-name="a178">
        <draw:custom-shape svg:x="0in" svg:y="0in" svg:width="8.26772in" svg:height="11.69291in" draw:id="id5" draw:style-name="a161" draw:name="Rectangle 1">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162" draw:name="Slide Image Placeholder 2">
          <svg:title/>
          <svg:desc/>
        </draw:page-thumbnail>
        <draw:frame draw:id="id7" presentation:style-name="a165" draw:name="Notes Placeholder 3" svg:x="0.82598in" svg:y="5.55354in" svg:width="6.61299in" svg:height="5.26024in" presentation:class="notes" presentation:placeholder="false">
          <draw:text-box>
            <text:p text:style-name="a164" text:class-names="" text:cond-style-name=""><text:span text:style-name="a163" text:class-names=""/></text:p>
          </draw:text-box>
          <svg:title/>
          <svg:desc/>
        </draw:frame>
        <draw:frame draw:id="id8" presentation:style-name="a168" draw:name="Header Placeholder 4" svg:x="0in" svg:y="0in" svg:width="3.58661in" svg:height="0.58346in" presentation:class="header" presentation:placeholder="false">
          <draw:text-box>
            <text:p text:style-name="a167" text:class-names="" text:cond-style-name=""><text:span text:style-name="a166" text:class-names=""/></text:p>
          </draw:text-box>
          <svg:title/>
          <svg:desc/>
        </draw:frame>
        <draw:frame draw:id="id9" presentation:style-name="a171" draw:name="Date Placeholder 5" svg:x="4.67835in" svg:y="0in" svg:width="3.58701in" svg:height="0.58346in" presentation:class="date-time" presentation:placeholder="false">
          <draw:text-box>
            <text:p text:style-name="a170" text:class-names="" text:cond-style-name=""><text:span text:style-name="a169" text:class-names=""/></text:p>
          </draw:text-box>
          <svg:title/>
          <svg:desc/>
        </draw:frame>
        <draw:frame draw:id="id10" presentation:style-name="a174" draw:name="Footer Placeholder 6" svg:x="0in" svg:y="11.10748in" svg:width="3.58661in" svg:height="0.58346in" presentation:class="footer" presentation:placeholder="false">
          <draw:text-box>
            <text:p text:style-name="a173" text:class-names="" text:cond-style-name=""><text:span text:style-name="a172" text:class-names=""/></text:p>
          </draw:text-box>
          <svg:title/>
          <svg:desc/>
        </draw:frame>
        <draw:frame draw:id="id11" presentation:style-name="a177" draw:name="Slide Number Placeholder 7" svg:x="4.67835in" svg:y="11.10748in" svg:width="3.58701in" svg:height="0.58346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Two-Content" style:page-layout-name="pageLayout1" draw:style-name="a179">
      <draw:frame draw:id="id27" presentation:style-name="a183" draw:name="Title 1" svg:x="0.55in" svg:y="0.32953in" svg:width="9.9185in" svg:height="1.37835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28" presentation:style-name="a199" draw:name="Content Placeholder 2" svg:x="0.55035in" svg:y="1.93403in" svg:width="4.875in" svg:height="5.45486in" presentation:class="object" presentation:placeholder="false">
        <draw:text-box>
          <text:p text:style-name="a185" text:class-names="" text:cond-style-name=""><text:span text:style-name="a184" text:class-names="">Click to 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15" draw:name="Content Placeholder 3" svg:x="5.59201in" svg:y="1.93403in" svg:width="4.87674in" svg:height="5.45486in" presentation:class="object" presentation:placeholder="false">
        <draw:text-box>
          <text:p text:style-name="a201" text:class-names="" text:cond-style-name=""><text:span text:style-name="a200" text:class-names="">Click to edit Master text styles</text:span></text:p>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0" presentation:style-name="a218" draw:name="Date Placeholder 4" svg:x="0.55in" svg:y="7.5311in" svg:width="2.56575in" svg:height="0.56772in" presentation:class="date-time" presentation:placeholder="false">
        <draw:text-box>
          <text:p text:style-name="a217" text:class-names="" text:cond-style-name=""><text:span text:style-name="a216" text:class-names=""/></text:p>
        </draw:text-box>
        <svg:title/>
        <svg:desc/>
      </draw:frame>
      <draw:frame draw:id="id31" presentation:style-name="a221" draw:name="Footer Placeholder 5" svg:x="3.77087in" svg:y="7.5311in" svg:width="3.49291in" svg:height="0.56772in" presentation:class="footer" presentation:placeholder="false">
        <draw:text-box>
          <text:p text:style-name="a220" text:class-names="" text:cond-style-name=""><text:span text:style-name="a219" text:class-names=""/></text:p>
        </draw:text-box>
        <svg:title/>
        <svg:desc/>
      </draw:frame>
      <draw:frame draw:id="id32" presentation:style-name="a225" draw:name="Slide Number Placeholder 6" svg:x="7.90433in" svg:y="7.5311in" svg:width="2.56614in" svg:height="0.56772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page-layout-name="pageLayout2" draw:style-name="a245">
        <draw:custom-shape svg:x="0in" svg:y="0in" svg:width="8.26772in" svg:height="11.69291in" draw:id="id5" draw:style-name="a228" draw:name="Rectangle 1">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229" draw:name="Slide Image Placeholder 2">
          <svg:title/>
          <svg:desc/>
        </draw:page-thumbnail>
        <draw:frame draw:id="id7" presentation:style-name="a232" draw:name="Notes Placeholder 3" svg:x="0.82598in" svg:y="5.55354in" svg:width="6.61299in" svg:height="5.26024in" presentation:class="notes" presentation:placeholder="false">
          <draw:text-box>
            <text:p text:style-name="a231" text:class-names="" text:cond-style-name=""><text:span text:style-name="a230" text:class-names=""/></text:p>
          </draw:text-box>
          <svg:title/>
          <svg:desc/>
        </draw:frame>
        <draw:frame draw:id="id8" presentation:style-name="a235" draw:name="Header Placeholder 4" svg:x="0in" svg:y="0in" svg:width="3.58661in" svg:height="0.58346in" presentation:class="header" presentation:placeholder="false">
          <draw:text-box>
            <text:p text:style-name="a234" text:class-names="" text:cond-style-name=""><text:span text:style-name="a233" text:class-names=""/></text:p>
          </draw:text-box>
          <svg:title/>
          <svg:desc/>
        </draw:frame>
        <draw:frame draw:id="id9" presentation:style-name="a238" draw:name="Date Placeholder 5" svg:x="4.67835in" svg:y="0in" svg:width="3.58701in" svg:height="0.58346in" presentation:class="date-time" presentation:placeholder="false">
          <draw:text-box>
            <text:p text:style-name="a237" text:class-names="" text:cond-style-name=""><text:span text:style-name="a236" text:class-names=""/></text:p>
          </draw:text-box>
          <svg:title/>
          <svg:desc/>
        </draw:frame>
        <draw:frame draw:id="id10" presentation:style-name="a241" draw:name="Footer Placeholder 6" svg:x="0in" svg:y="11.10748in" svg:width="3.58661in" svg:height="0.58346in" presentation:class="footer" presentation:placeholder="false">
          <draw:text-box>
            <text:p text:style-name="a240" text:class-names="" text:cond-style-name=""><text:span text:style-name="a239" text:class-names=""/></text:p>
          </draw:text-box>
          <svg:title/>
          <svg:desc/>
        </draw:frame>
        <draw:frame draw:id="id11" presentation:style-name="a244" draw:name="Slide Number Placeholder 7" svg:x="4.67835in" svg:y="11.10748in" svg:width="3.58701in" svg:height="0.58346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5-twoTxTwoObj-Comparison" style:page-layout-name="pageLayout1" draw:style-name="a246">
      <draw:frame draw:id="id33" presentation:style-name="a250" draw:name="Title 1" svg:x="0.75868in" svg:y="0.44097in" svg:width="9.50868in" svg:height="1.59722in" presentation:class="title" presentation:placeholder="false">
        <draw:text-box>
          <text:p text:style-name="a249" text:class-names="" text:cond-style-name=""><text:span text:style-name="a247" text:class-names="">Click to edit Master title style</text:span><text:span text:style-name="a248" text:class-names=""/></text:p>
        </draw:text-box>
        <svg:title/>
        <svg:desc/>
      </draw:frame>
      <draw:frame draw:id="id34" presentation:style-name="a254" draw:name="Text Placeholder 2" svg:x="0.75868in" svg:y="2.02604in" svg:width="4.66493in" svg:height="0.99306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35" presentation:style-name="a270" draw:name="Content Placeholder 3" svg:x="0.75868in" svg:y="3.0191in" svg:width="4.66493in" svg:height="4.44271in" presentation:class="object" presentation:placeholder="false">
        <draw:text-box>
          <text:p text:style-name="a256" text:class-names="" text:cond-style-name=""><text:span text:style-name="a255" text:class-names="">Click to 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6" presentation:style-name="a274" draw:name="Text Placeholder 4" svg:x="5.5816in" svg:y="2.02604in" svg:width="4.68576in" svg:height="0.99306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37" presentation:style-name="a290" draw:name="Content Placeholder 5" svg:x="5.5816in" svg:y="3.0191in" svg:width="4.68576in" svg:height="4.44271in" presentation:class="object" presentation:placeholder="false">
        <draw:text-box>
          <text:p text:style-name="a276" text:class-names="" text:cond-style-name=""><text:span text:style-name="a275" text:class-names="">Click to edit Master text styles</text:span></text:p>
          <text:list text:style-name="a279">
            <text:list-item>
              <text:list text:style-name="a279">
                <text:list-item>
                  <text:p text:style-name="a278" text:class-names="" text:cond-style-name=""><text:span text:style-name="a277" text:class-names="">Second level</text:span></text:p>
                </text:list-item>
              </text:list>
            </text:list-item>
          </text:list>
          <text:list text:style-name="a282">
            <text:list-item>
              <text:list text:style-name="a282">
                <text:list-item>
                  <text:list text:style-name="a282">
                    <text:list-item>
                      <text:p text:style-name="a281" text:class-names="" text:cond-style-name=""><text:span text:style-name="a280" text:class-names="">Third le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ifth level</text:span><text:span text:style-name="a287" text:class-names=""/></text:p>
                            </text:list-item>
                          </text:list>
                        </text:list-item>
                      </text:list>
                    </text:list-item>
                  </text:list>
                </text:list-item>
              </text:list>
            </text:list-item>
          </text:list>
        </draw:text-box>
        <svg:title/>
        <svg:desc/>
      </draw:frame>
      <draw:frame draw:id="id38" presentation:style-name="a293" draw:name="Date Placeholder 6" svg:x="0.55in" svg:y="7.5311in" svg:width="2.56575in" svg:height="0.56772in" presentation:class="date-time" presentation:placeholder="false">
        <draw:text-box>
          <text:p text:style-name="a292" text:class-names="" text:cond-style-name=""><text:span text:style-name="a291" text:class-names=""/></text:p>
        </draw:text-box>
        <svg:title/>
        <svg:desc/>
      </draw:frame>
      <draw:frame draw:id="id39" presentation:style-name="a296" draw:name="Footer Placeholder 7" svg:x="3.77087in" svg:y="7.5311in" svg:width="3.49291in" svg:height="0.56772in" presentation:class="footer" presentation:placeholder="false">
        <draw:text-box>
          <text:p text:style-name="a295" text:class-names="" text:cond-style-name=""><text:span text:style-name="a294" text:class-names=""/></text:p>
        </draw:text-box>
        <svg:title/>
        <svg:desc/>
      </draw:frame>
      <draw:frame draw:id="id40" presentation:style-name="a300" draw:name="Slide Number Placeholder 8" svg:x="7.90433in" svg:y="7.5311in" svg:width="2.56614in" svg:height="0.56772in" presentation:class="page-number" presentation:placeholder="false">
        <draw:text-box>
          <text:p text:style-name="a299" text:class-names="" text:cond-style-name=""><text:span text:style-name="a297" text:class-names=""><text:page-number style:num-format="1" text:fixed="false"/></text:span><text:span text:style-name="a298" text:class-names=""/></text:p>
        </draw:text-box>
        <svg:title/>
        <svg:desc/>
      </draw:frame>
      <presentation:notes style:page-layout-name="pageLayout2" draw:style-name="a320">
        <draw:custom-shape svg:x="0in" svg:y="0in" svg:width="8.26772in" svg:height="11.69291in" draw:id="id5" draw:style-name="a303" draw:name="Rectangle 1">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304" draw:name="Slide Image Placeholder 2">
          <svg:title/>
          <svg:desc/>
        </draw:page-thumbnail>
        <draw:frame draw:id="id7" presentation:style-name="a307" draw:name="Notes Placeholder 3" svg:x="0.82598in" svg:y="5.55354in" svg:width="6.61299in" svg:height="5.26024in" presentation:class="notes" presentation:placeholder="false">
          <draw:text-box>
            <text:p text:style-name="a306" text:class-names="" text:cond-style-name=""><text:span text:style-name="a305" text:class-names=""/></text:p>
          </draw:text-box>
          <svg:title/>
          <svg:desc/>
        </draw:frame>
        <draw:frame draw:id="id8" presentation:style-name="a310" draw:name="Header Placeholder 4" svg:x="0in" svg:y="0in" svg:width="3.58661in" svg:height="0.58346in" presentation:class="header" presentation:placeholder="false">
          <draw:text-box>
            <text:p text:style-name="a309" text:class-names="" text:cond-style-name=""><text:span text:style-name="a308" text:class-names=""/></text:p>
          </draw:text-box>
          <svg:title/>
          <svg:desc/>
        </draw:frame>
        <draw:frame draw:id="id9" presentation:style-name="a313" draw:name="Date Placeholder 5" svg:x="4.67835in" svg:y="0in" svg:width="3.58701in" svg:height="0.58346in" presentation:class="date-time" presentation:placeholder="false">
          <draw:text-box>
            <text:p text:style-name="a312" text:class-names="" text:cond-style-name=""><text:span text:style-name="a311" text:class-names=""/></text:p>
          </draw:text-box>
          <svg:title/>
          <svg:desc/>
        </draw:frame>
        <draw:frame draw:id="id10" presentation:style-name="a316" draw:name="Footer Placeholder 6" svg:x="0in" svg:y="11.10748in" svg:width="3.58661in" svg:height="0.58346in" presentation:class="footer" presentation:placeholder="false">
          <draw:text-box>
            <text:p text:style-name="a315" text:class-names="" text:cond-style-name=""><text:span text:style-name="a314" text:class-names=""/></text:p>
          </draw:text-box>
          <svg:title/>
          <svg:desc/>
        </draw:frame>
        <draw:frame draw:id="id11" presentation:style-name="a319" draw:name="Slide Number Placeholder 7" svg:x="4.67835in" svg:y="11.10748in" svg:width="3.58701in" svg:height="0.58346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6-titleOnly-Title-Only" style:page-layout-name="pageLayout1" draw:style-name="a321">
      <draw:frame draw:id="id41" presentation:style-name="a325" draw:name="Title 1" svg:x="0.55in" svg:y="0.32953in" svg:width="9.9185in" svg:height="1.37835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42" presentation:style-name="a328" draw:name="Date Placeholder 2" svg:x="0.55in" svg:y="7.5311in" svg:width="2.56575in" svg:height="0.56772in" presentation:class="date-time" presentation:placeholder="false">
        <draw:text-box>
          <text:p text:style-name="a327" text:class-names="" text:cond-style-name=""><text:span text:style-name="a326" text:class-names=""/></text:p>
        </draw:text-box>
        <svg:title/>
        <svg:desc/>
      </draw:frame>
      <draw:frame draw:id="id43" presentation:style-name="a331" draw:name="Footer Placeholder 3" svg:x="3.77087in" svg:y="7.5311in" svg:width="3.49291in" svg:height="0.56772in" presentation:class="footer" presentation:placeholder="false">
        <draw:text-box>
          <text:p text:style-name="a330" text:class-names="" text:cond-style-name=""><text:span text:style-name="a329" text:class-names=""/></text:p>
        </draw:text-box>
        <svg:title/>
        <svg:desc/>
      </draw:frame>
      <draw:frame draw:id="id44" presentation:style-name="a335" draw:name="Slide Number Placeholder 4" svg:x="7.90433in" svg:y="7.5311in" svg:width="2.56614in" svg:height="0.56772in" presentation:class="page-number" presentation:placeholder="false">
        <draw:text-box>
          <text:p text:style-name="a334" text:class-names="" text:cond-style-name=""><text:span text:style-name="a332" text:class-names=""><text:page-number style:num-format="1" text:fixed="false"/></text:span><text:span text:style-name="a333" text:class-names=""/></text:p>
        </draw:text-box>
        <svg:title/>
        <svg:desc/>
      </draw:frame>
      <presentation:notes style:page-layout-name="pageLayout2" draw:style-name="a355">
        <draw:custom-shape svg:x="0in" svg:y="0in" svg:width="8.26772in" svg:height="11.69291in" draw:id="id5" draw:style-name="a338" draw:name="Rectangle 1">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339" draw:name="Slide Image Placeholder 2">
          <svg:title/>
          <svg:desc/>
        </draw:page-thumbnail>
        <draw:frame draw:id="id7" presentation:style-name="a342" draw:name="Notes Placeholder 3" svg:x="0.82598in" svg:y="5.55354in" svg:width="6.61299in" svg:height="5.26024in" presentation:class="notes" presentation:placeholder="false">
          <draw:text-box>
            <text:p text:style-name="a341" text:class-names="" text:cond-style-name=""><text:span text:style-name="a340" text:class-names=""/></text:p>
          </draw:text-box>
          <svg:title/>
          <svg:desc/>
        </draw:frame>
        <draw:frame draw:id="id8" presentation:style-name="a345" draw:name="Header Placeholder 4" svg:x="0in" svg:y="0in" svg:width="3.58661in" svg:height="0.58346in" presentation:class="header" presentation:placeholder="false">
          <draw:text-box>
            <text:p text:style-name="a344" text:class-names="" text:cond-style-name=""><text:span text:style-name="a343" text:class-names=""/></text:p>
          </draw:text-box>
          <svg:title/>
          <svg:desc/>
        </draw:frame>
        <draw:frame draw:id="id9" presentation:style-name="a348" draw:name="Date Placeholder 5" svg:x="4.67835in" svg:y="0in" svg:width="3.58701in" svg:height="0.58346in" presentation:class="date-time" presentation:placeholder="false">
          <draw:text-box>
            <text:p text:style-name="a347" text:class-names="" text:cond-style-name=""><text:span text:style-name="a346" text:class-names=""/></text:p>
          </draw:text-box>
          <svg:title/>
          <svg:desc/>
        </draw:frame>
        <draw:frame draw:id="id10" presentation:style-name="a351" draw:name="Footer Placeholder 6" svg:x="0in" svg:y="11.10748in" svg:width="3.58661in" svg:height="0.58346in" presentation:class="footer" presentation:placeholder="false">
          <draw:text-box>
            <text:p text:style-name="a350" text:class-names="" text:cond-style-name=""><text:span text:style-name="a349" text:class-names=""/></text:p>
          </draw:text-box>
          <svg:title/>
          <svg:desc/>
        </draw:frame>
        <draw:frame draw:id="id11" presentation:style-name="a354" draw:name="Slide Number Placeholder 7" svg:x="4.67835in" svg:y="11.10748in" svg:width="3.58701in" svg:height="0.58346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7-blank-Blank" style:page-layout-name="pageLayout1" draw:style-name="a356">
      <draw:frame draw:id="id45" presentation:style-name="a359" draw:name="Date Placeholder 1" svg:x="0.55in" svg:y="7.5311in" svg:width="2.56575in" svg:height="0.56772in" presentation:class="date-time" presentation:placeholder="false">
        <draw:text-box>
          <text:p text:style-name="a358" text:class-names="" text:cond-style-name=""><text:span text:style-name="a357" text:class-names=""/></text:p>
        </draw:text-box>
        <svg:title/>
        <svg:desc/>
      </draw:frame>
      <draw:frame draw:id="id46" presentation:style-name="a362" draw:name="Footer Placeholder 2" svg:x="3.77087in" svg:y="7.5311in" svg:width="3.49291in" svg:height="0.56772in" presentation:class="footer" presentation:placeholder="false">
        <draw:text-box>
          <text:p text:style-name="a361" text:class-names="" text:cond-style-name=""><text:span text:style-name="a360" text:class-names=""/></text:p>
        </draw:text-box>
        <svg:title/>
        <svg:desc/>
      </draw:frame>
      <draw:frame draw:id="id47" presentation:style-name="a366" draw:name="Slide Number Placeholder 3" svg:x="7.90433in" svg:y="7.5311in" svg:width="2.56614in" svg:height="0.56772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presentation:notes style:page-layout-name="pageLayout2" draw:style-name="a386">
        <draw:custom-shape svg:x="0in" svg:y="0in" svg:width="8.26772in" svg:height="11.69291in" draw:id="id5" draw:style-name="a369" draw:name="Rectangle 1">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370" draw:name="Slide Image Placeholder 2">
          <svg:title/>
          <svg:desc/>
        </draw:page-thumbnail>
        <draw:frame draw:id="id7" presentation:style-name="a373" draw:name="Notes Placeholder 3" svg:x="0.82598in" svg:y="5.55354in" svg:width="6.61299in" svg:height="5.26024in" presentation:class="notes" presentation:placeholder="false">
          <draw:text-box>
            <text:p text:style-name="a372" text:class-names="" text:cond-style-name=""><text:span text:style-name="a371" text:class-names=""/></text:p>
          </draw:text-box>
          <svg:title/>
          <svg:desc/>
        </draw:frame>
        <draw:frame draw:id="id8" presentation:style-name="a376" draw:name="Header Placeholder 4" svg:x="0in" svg:y="0in" svg:width="3.58661in" svg:height="0.58346in" presentation:class="header" presentation:placeholder="false">
          <draw:text-box>
            <text:p text:style-name="a375" text:class-names="" text:cond-style-name=""><text:span text:style-name="a374" text:class-names=""/></text:p>
          </draw:text-box>
          <svg:title/>
          <svg:desc/>
        </draw:frame>
        <draw:frame draw:id="id9" presentation:style-name="a379" draw:name="Date Placeholder 5" svg:x="4.67835in" svg:y="0in" svg:width="3.58701in" svg:height="0.58346in" presentation:class="date-time" presentation:placeholder="false">
          <draw:text-box>
            <text:p text:style-name="a378" text:class-names="" text:cond-style-name=""><text:span text:style-name="a377" text:class-names=""/></text:p>
          </draw:text-box>
          <svg:title/>
          <svg:desc/>
        </draw:frame>
        <draw:frame draw:id="id10" presentation:style-name="a382" draw:name="Footer Placeholder 6" svg:x="0in" svg:y="11.10748in" svg:width="3.58661in" svg:height="0.58346in" presentation:class="footer" presentation:placeholder="false">
          <draw:text-box>
            <text:p text:style-name="a381" text:class-names="" text:cond-style-name=""><text:span text:style-name="a380" text:class-names=""/></text:p>
          </draw:text-box>
          <svg:title/>
          <svg:desc/>
        </draw:frame>
        <draw:frame draw:id="id11" presentation:style-name="a385" draw:name="Slide Number Placeholder 7" svg:x="4.67835in" svg:y="11.10748in" svg:width="3.58701in" svg:height="0.58346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1-Layout8-objTx-Content-with-Caption" style:page-layout-name="pageLayout1" draw:style-name="a387">
      <draw:frame draw:id="id48" presentation:style-name="a391" draw:name="Title 1" svg:x="0.75868in" svg:y="0.55035in" svg:width="3.55556in" svg:height="1.93056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49" presentation:style-name="a407" draw:name="Content Placeholder 2" svg:x="4.6875in" svg:y="1.19097in" svg:width="5.57986in" svg:height="5.875in" presentation:class="object"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3" text:class-names="">Fifth level</text:span><text:span text:style-name="a404" text:class-names=""/></text:p>
                            </text:list-item>
                          </text:list>
                        </text:list-item>
                      </text:list>
                    </text:list-item>
                  </text:list>
                </text:list-item>
              </text:list>
            </text:list-item>
          </text:list>
        </draw:text-box>
        <svg:title/>
        <svg:desc/>
      </draw:frame>
      <draw:frame draw:id="id50" presentation:style-name="a411" draw:name="Text Placeholder 3" svg:x="0.75868in" svg:y="2.4809in" svg:width="3.55556in" svg:height="4.59375in" presentation:class="outline" presentation:placeholder="false">
        <draw:text-box>
          <text:list text:style-name="a410">
            <text:list-item>
              <text:p text:style-name="a409" text:class-names="" text:cond-style-name=""><text:span text:style-name="a408" text:class-names="">Click to edit Master text styles</text:span></text:p>
            </text:list-item>
          </text:list>
        </draw:text-box>
        <svg:title/>
        <svg:desc/>
      </draw:frame>
      <draw:frame draw:id="id51" presentation:style-name="a414" draw:name="Date Placeholder 4" svg:x="0.55in" svg:y="7.5311in" svg:width="2.56575in" svg:height="0.56772in" presentation:class="date-time" presentation:placeholder="false">
        <draw:text-box>
          <text:p text:style-name="a413" text:class-names="" text:cond-style-name=""><text:span text:style-name="a412" text:class-names=""/></text:p>
        </draw:text-box>
        <svg:title/>
        <svg:desc/>
      </draw:frame>
      <draw:frame draw:id="id52" presentation:style-name="a417" draw:name="Footer Placeholder 5" svg:x="3.77087in" svg:y="7.5311in" svg:width="3.49291in" svg:height="0.56772in" presentation:class="footer" presentation:placeholder="false">
        <draw:text-box>
          <text:p text:style-name="a416" text:class-names="" text:cond-style-name=""><text:span text:style-name="a415" text:class-names=""/></text:p>
        </draw:text-box>
        <svg:title/>
        <svg:desc/>
      </draw:frame>
      <draw:frame draw:id="id53" presentation:style-name="a421" draw:name="Slide Number Placeholder 6" svg:x="7.90433in" svg:y="7.5311in" svg:width="2.56614in" svg:height="0.56772in" presentation:class="page-number" presentation:placeholder="false">
        <draw:text-box>
          <text:p text:style-name="a420" text:class-names="" text:cond-style-name=""><text:span text:style-name="a418" text:class-names=""><text:page-number style:num-format="1" text:fixed="false"/></text:span><text:span text:style-name="a419" text:class-names=""/></text:p>
        </draw:text-box>
        <svg:title/>
        <svg:desc/>
      </draw:frame>
      <presentation:notes style:page-layout-name="pageLayout2" draw:style-name="a441">
        <draw:custom-shape svg:x="0in" svg:y="0in" svg:width="8.26772in" svg:height="11.69291in" draw:id="id5" draw:style-name="a424" draw:name="Rectangle 1">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425" draw:name="Slide Image Placeholder 2">
          <svg:title/>
          <svg:desc/>
        </draw:page-thumbnail>
        <draw:frame draw:id="id7" presentation:style-name="a428" draw:name="Notes Placeholder 3" svg:x="0.82598in" svg:y="5.55354in" svg:width="6.61299in" svg:height="5.26024in" presentation:class="notes" presentation:placeholder="false">
          <draw:text-box>
            <text:p text:style-name="a427" text:class-names="" text:cond-style-name=""><text:span text:style-name="a426" text:class-names=""/></text:p>
          </draw:text-box>
          <svg:title/>
          <svg:desc/>
        </draw:frame>
        <draw:frame draw:id="id8" presentation:style-name="a431" draw:name="Header Placeholder 4" svg:x="0in" svg:y="0in" svg:width="3.58661in" svg:height="0.58346in" presentation:class="header" presentation:placeholder="false">
          <draw:text-box>
            <text:p text:style-name="a430" text:class-names="" text:cond-style-name=""><text:span text:style-name="a429" text:class-names=""/></text:p>
          </draw:text-box>
          <svg:title/>
          <svg:desc/>
        </draw:frame>
        <draw:frame draw:id="id9" presentation:style-name="a434" draw:name="Date Placeholder 5" svg:x="4.67835in" svg:y="0in" svg:width="3.58701in" svg:height="0.58346in" presentation:class="date-time" presentation:placeholder="false">
          <draw:text-box>
            <text:p text:style-name="a433" text:class-names="" text:cond-style-name=""><text:span text:style-name="a432" text:class-names=""/></text:p>
          </draw:text-box>
          <svg:title/>
          <svg:desc/>
        </draw:frame>
        <draw:frame draw:id="id10" presentation:style-name="a437" draw:name="Footer Placeholder 6" svg:x="0in" svg:y="11.10748in" svg:width="3.58661in" svg:height="0.58346in" presentation:class="footer" presentation:placeholder="false">
          <draw:text-box>
            <text:p text:style-name="a436" text:class-names="" text:cond-style-name=""><text:span text:style-name="a435" text:class-names=""/></text:p>
          </draw:text-box>
          <svg:title/>
          <svg:desc/>
        </draw:frame>
        <draw:frame draw:id="id11" presentation:style-name="a440" draw:name="Slide Number Placeholder 7" svg:x="4.67835in" svg:y="11.10748in" svg:width="3.58701in" svg:height="0.58346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9-picTx-Picture-with-Caption" style:page-layout-name="pageLayout1" draw:style-name="a442">
      <draw:frame draw:id="id54" presentation:style-name="a446" draw:name="Title 1" svg:x="0.75868in" svg:y="0.55035in" svg:width="3.55556in" svg:height="1.93056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55" presentation:style-name="a449" draw:name="Picture Placeholder 2" svg:x="4.6875in" svg:y="1.19097in" svg:width="5.57986in" svg:height="5.875in" presentation:class="graphic" presentation:placeholder="false">
        <draw:text-box>
          <text:p text:style-name="a448" text:class-names="" text:cond-style-name=""><text:span text:style-name="a447" text:class-names=""/></text:p>
        </draw:text-box>
        <svg:title/>
        <svg:desc/>
      </draw:frame>
      <draw:frame draw:id="id56" presentation:style-name="a453" draw:name="Text Placeholder 3" svg:x="0.75868in" svg:y="2.4809in" svg:width="3.55556in" svg:height="4.59375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57" presentation:style-name="a456" draw:name="Date Placeholder 4" svg:x="0.55in" svg:y="7.5311in" svg:width="2.56575in" svg:height="0.56772in" presentation:class="date-time" presentation:placeholder="false">
        <draw:text-box>
          <text:p text:style-name="a455" text:class-names="" text:cond-style-name=""><text:span text:style-name="a454" text:class-names=""/></text:p>
        </draw:text-box>
        <svg:title/>
        <svg:desc/>
      </draw:frame>
      <draw:frame draw:id="id58" presentation:style-name="a459" draw:name="Footer Placeholder 5" svg:x="3.77087in" svg:y="7.5311in" svg:width="3.49291in" svg:height="0.56772in" presentation:class="footer" presentation:placeholder="false">
        <draw:text-box>
          <text:p text:style-name="a458" text:class-names="" text:cond-style-name=""><text:span text:style-name="a457" text:class-names=""/></text:p>
        </draw:text-box>
        <svg:title/>
        <svg:desc/>
      </draw:frame>
      <draw:frame draw:id="id59" presentation:style-name="a463" draw:name="Slide Number Placeholder 6" svg:x="7.90433in" svg:y="7.5311in" svg:width="2.56614in" svg:height="0.56772in" presentation:class="page-number" presentation:placeholder="false">
        <draw:text-box>
          <text:p text:style-name="a462" text:class-names="" text:cond-style-name=""><text:span text:style-name="a460" text:class-names=""><text:page-number style:num-format="1" text:fixed="false"/></text:span><text:span text:style-name="a461" text:class-names=""/></text:p>
        </draw:text-box>
        <svg:title/>
        <svg:desc/>
      </draw:frame>
      <presentation:notes style:page-layout-name="pageLayout2" draw:style-name="a483">
        <draw:custom-shape svg:x="0in" svg:y="0in" svg:width="8.26772in" svg:height="11.69291in" draw:id="id5" draw:style-name="a466" draw:name="Rectangle 1">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467" draw:name="Slide Image Placeholder 2">
          <svg:title/>
          <svg:desc/>
        </draw:page-thumbnail>
        <draw:frame draw:id="id7" presentation:style-name="a470" draw:name="Notes Placeholder 3" svg:x="0.82598in" svg:y="5.55354in" svg:width="6.61299in" svg:height="5.26024in" presentation:class="notes" presentation:placeholder="false">
          <draw:text-box>
            <text:p text:style-name="a469" text:class-names="" text:cond-style-name=""><text:span text:style-name="a468" text:class-names=""/></text:p>
          </draw:text-box>
          <svg:title/>
          <svg:desc/>
        </draw:frame>
        <draw:frame draw:id="id8" presentation:style-name="a473" draw:name="Header Placeholder 4" svg:x="0in" svg:y="0in" svg:width="3.58661in" svg:height="0.58346in" presentation:class="header" presentation:placeholder="false">
          <draw:text-box>
            <text:p text:style-name="a472" text:class-names="" text:cond-style-name=""><text:span text:style-name="a471" text:class-names=""/></text:p>
          </draw:text-box>
          <svg:title/>
          <svg:desc/>
        </draw:frame>
        <draw:frame draw:id="id9" presentation:style-name="a476" draw:name="Date Placeholder 5" svg:x="4.67835in" svg:y="0in" svg:width="3.58701in" svg:height="0.58346in" presentation:class="date-time" presentation:placeholder="false">
          <draw:text-box>
            <text:p text:style-name="a475" text:class-names="" text:cond-style-name=""><text:span text:style-name="a474" text:class-names=""/></text:p>
          </draw:text-box>
          <svg:title/>
          <svg:desc/>
        </draw:frame>
        <draw:frame draw:id="id10" presentation:style-name="a479" draw:name="Footer Placeholder 6" svg:x="0in" svg:y="11.10748in" svg:width="3.58661in" svg:height="0.58346in" presentation:class="footer" presentation:placeholder="false">
          <draw:text-box>
            <text:p text:style-name="a478" text:class-names="" text:cond-style-name=""><text:span text:style-name="a477" text:class-names=""/></text:p>
          </draw:text-box>
          <svg:title/>
          <svg:desc/>
        </draw:frame>
        <draw:frame draw:id="id11" presentation:style-name="a482" draw:name="Slide Number Placeholder 7" svg:x="4.67835in" svg:y="11.10748in" svg:width="3.58701in" svg:height="0.58346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10-vertTx-Title-and-Vertical-Text" style:page-layout-name="pageLayout1" draw:style-name="a484">
      <draw:frame draw:id="id60" presentation:style-name="a488" draw:name="Title 1" svg:x="0.55in" svg:y="0.32953in" svg:width="9.9185in" svg:height="1.37835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61" presentation:style-name="a505" draw:name="Vertical Text Placeholder 2" svg:x="0.55in" svg:y="1.93386in" svg:width="9.9185in" svg:height="5.45512in" presentation:class="outline" presentation:placeholder="false">
        <draw:text-box>
          <text:list text:style-name="a491">
            <text:list-item>
              <text:p text:style-name="a490" text:class-names="" text:cond-style-name=""><text:span text:style-name="a489" text:class-names="">Click to edit Master text styles</text:span></text:p>
            </text:list-item>
          </text:list>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62" presentation:style-name="a508" draw:name="Date Placeholder 3" svg:x="0.55in" svg:y="7.5311in" svg:width="2.56575in" svg:height="0.56772in" presentation:class="date-time" presentation:placeholder="false">
        <draw:text-box>
          <text:p text:style-name="a507" text:class-names="" text:cond-style-name=""><text:span text:style-name="a506" text:class-names=""/></text:p>
        </draw:text-box>
        <svg:title/>
        <svg:desc/>
      </draw:frame>
      <draw:frame draw:id="id63" presentation:style-name="a511" draw:name="Footer Placeholder 4" svg:x="3.77087in" svg:y="7.5311in" svg:width="3.49291in" svg:height="0.56772in" presentation:class="footer" presentation:placeholder="false">
        <draw:text-box>
          <text:p text:style-name="a510" text:class-names="" text:cond-style-name=""><text:span text:style-name="a509" text:class-names=""/></text:p>
        </draw:text-box>
        <svg:title/>
        <svg:desc/>
      </draw:frame>
      <draw:frame draw:id="id64" presentation:style-name="a515" draw:name="Slide Number Placeholder 5" svg:x="7.90433in" svg:y="7.5311in" svg:width="2.56614in" svg:height="0.56772in" presentation:class="page-number" presentation:placeholder="false">
        <draw:text-box>
          <text:p text:style-name="a514" text:class-names="" text:cond-style-name=""><text:span text:style-name="a512" text:class-names=""><text:page-number style:num-format="1" text:fixed="false"/></text:span><text:span text:style-name="a513" text:class-names=""/></text:p>
        </draw:text-box>
        <svg:title/>
        <svg:desc/>
      </draw:frame>
      <presentation:notes style:page-layout-name="pageLayout2" draw:style-name="a535">
        <draw:custom-shape svg:x="0in" svg:y="0in" svg:width="8.26772in" svg:height="11.69291in" draw:id="id5" draw:style-name="a518" draw:name="Rectangle 1">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519" draw:name="Slide Image Placeholder 2">
          <svg:title/>
          <svg:desc/>
        </draw:page-thumbnail>
        <draw:frame draw:id="id7" presentation:style-name="a522" draw:name="Notes Placeholder 3" svg:x="0.82598in" svg:y="5.55354in" svg:width="6.61299in" svg:height="5.26024in" presentation:class="notes" presentation:placeholder="false">
          <draw:text-box>
            <text:p text:style-name="a521" text:class-names="" text:cond-style-name=""><text:span text:style-name="a520" text:class-names=""/></text:p>
          </draw:text-box>
          <svg:title/>
          <svg:desc/>
        </draw:frame>
        <draw:frame draw:id="id8" presentation:style-name="a525" draw:name="Header Placeholder 4" svg:x="0in" svg:y="0in" svg:width="3.58661in" svg:height="0.58346in" presentation:class="header" presentation:placeholder="false">
          <draw:text-box>
            <text:p text:style-name="a524" text:class-names="" text:cond-style-name=""><text:span text:style-name="a523" text:class-names=""/></text:p>
          </draw:text-box>
          <svg:title/>
          <svg:desc/>
        </draw:frame>
        <draw:frame draw:id="id9" presentation:style-name="a528" draw:name="Date Placeholder 5" svg:x="4.67835in" svg:y="0in" svg:width="3.58701in" svg:height="0.58346in" presentation:class="date-time" presentation:placeholder="false">
          <draw:text-box>
            <text:p text:style-name="a527" text:class-names="" text:cond-style-name=""><text:span text:style-name="a526" text:class-names=""/></text:p>
          </draw:text-box>
          <svg:title/>
          <svg:desc/>
        </draw:frame>
        <draw:frame draw:id="id10" presentation:style-name="a531" draw:name="Footer Placeholder 6" svg:x="0in" svg:y="11.10748in" svg:width="3.58661in" svg:height="0.58346in" presentation:class="footer" presentation:placeholder="false">
          <draw:text-box>
            <text:p text:style-name="a530" text:class-names="" text:cond-style-name=""><text:span text:style-name="a529" text:class-names=""/></text:p>
          </draw:text-box>
          <svg:title/>
          <svg:desc/>
        </draw:frame>
        <draw:frame draw:id="id11" presentation:style-name="a534" draw:name="Slide Number Placeholder 7" svg:x="4.67835in" svg:y="11.10748in" svg:width="3.58701in" svg:height="0.58346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master-page>
    <style:master-page style:name="Master1-Layout11-vertTitleAndTx-Vertical-Title-and-Text" style:page-layout-name="pageLayout1" draw:style-name="a536">
      <draw:frame draw:id="id65" presentation:style-name="a540" draw:name="Vertical Title 1" svg:x="7.98958in" svg:y="0.32986in" svg:width="2.47917in" svg:height="7.05903in" presentation:class="title" presentation:placeholder="false">
        <draw:text-box>
          <text:p text:style-name="a539" text:class-names="" text:cond-style-name=""><text:span text:style-name="a537" text:class-names="">Click to edit Master title style</text:span><text:span text:style-name="a538" text:class-names=""/></text:p>
        </draw:text-box>
        <svg:title/>
        <svg:desc/>
      </draw:frame>
      <draw:frame draw:id="id66" presentation:style-name="a557" draw:name="Vertical Text Placeholder 2" svg:x="0.55035in" svg:y="0.32986in" svg:width="7.27257in" svg:height="7.05903in" presentation:class="outline" presentation:placeholder="false">
        <draw:text-box>
          <text:list text:style-name="a543">
            <text:list-item>
              <text:p text:style-name="a542" text:class-names="" text:cond-style-name=""><text:span text:style-name="a541" text:class-names="">Click to edit Master text styles</text:span></text:p>
            </text:list-item>
          </text:list>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67" presentation:style-name="a560" draw:name="Date Placeholder 3" svg:x="0.55in" svg:y="7.5311in" svg:width="2.56575in" svg:height="0.56772in" presentation:class="date-time" presentation:placeholder="false">
        <draw:text-box>
          <text:p text:style-name="a559" text:class-names="" text:cond-style-name=""><text:span text:style-name="a558" text:class-names=""/></text:p>
        </draw:text-box>
        <svg:title/>
        <svg:desc/>
      </draw:frame>
      <draw:frame draw:id="id68" presentation:style-name="a563" draw:name="Footer Placeholder 4" svg:x="3.77087in" svg:y="7.5311in" svg:width="3.49291in" svg:height="0.56772in" presentation:class="footer" presentation:placeholder="false">
        <draw:text-box>
          <text:p text:style-name="a562" text:class-names="" text:cond-style-name=""><text:span text:style-name="a561" text:class-names=""/></text:p>
        </draw:text-box>
        <svg:title/>
        <svg:desc/>
      </draw:frame>
      <draw:frame draw:id="id69" presentation:style-name="a567" draw:name="Slide Number Placeholder 5" svg:x="7.90433in" svg:y="7.5311in" svg:width="2.56614in" svg:height="0.56772in" presentation:class="page-number" presentation:placeholder="false">
        <draw:text-box>
          <text:p text:style-name="a566" text:class-names="" text:cond-style-name=""><text:span text:style-name="a564" text:class-names=""><text:page-number style:num-format="1" text:fixed="false"/></text:span><text:span text:style-name="a565" text:class-names=""/></text:p>
        </draw:text-box>
        <svg:title/>
        <svg:desc/>
      </draw:frame>
      <presentation:notes style:page-layout-name="pageLayout2" draw:style-name="a587">
        <draw:custom-shape svg:x="0in" svg:y="0in" svg:width="8.26772in" svg:height="11.69291in" draw:id="id5" draw:style-name="a570" draw:name="Rectangle 1">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189in" presentation:class="page" draw:id="id6" presentation:style-name="a571" draw:name="Slide Image Placeholder 2">
          <svg:title/>
          <svg:desc/>
        </draw:page-thumbnail>
        <draw:frame draw:id="id7" presentation:style-name="a574" draw:name="Notes Placeholder 3" svg:x="0.82598in" svg:y="5.55354in" svg:width="6.61299in" svg:height="5.26024in" presentation:class="notes" presentation:placeholder="false">
          <draw:text-box>
            <text:p text:style-name="a573" text:class-names="" text:cond-style-name=""><text:span text:style-name="a572" text:class-names=""/></text:p>
          </draw:text-box>
          <svg:title/>
          <svg:desc/>
        </draw:frame>
        <draw:frame draw:id="id8" presentation:style-name="a577" draw:name="Header Placeholder 4" svg:x="0in" svg:y="0in" svg:width="3.58661in" svg:height="0.58346in" presentation:class="header" presentation:placeholder="false">
          <draw:text-box>
            <text:p text:style-name="a576" text:class-names="" text:cond-style-name=""><text:span text:style-name="a575" text:class-names=""/></text:p>
          </draw:text-box>
          <svg:title/>
          <svg:desc/>
        </draw:frame>
        <draw:frame draw:id="id9" presentation:style-name="a580" draw:name="Date Placeholder 5" svg:x="4.67835in" svg:y="0in" svg:width="3.58701in" svg:height="0.58346in" presentation:class="date-time" presentation:placeholder="false">
          <draw:text-box>
            <text:p text:style-name="a579" text:class-names="" text:cond-style-name=""><text:span text:style-name="a578" text:class-names=""/></text:p>
          </draw:text-box>
          <svg:title/>
          <svg:desc/>
        </draw:frame>
        <draw:frame draw:id="id10" presentation:style-name="a583" draw:name="Footer Placeholder 6" svg:x="0in" svg:y="11.10748in" svg:width="3.58661in" svg:height="0.58346in" presentation:class="footer" presentation:placeholder="false">
          <draw:text-box>
            <text:p text:style-name="a582" text:class-names="" text:cond-style-name=""><text:span text:style-name="a581" text:class-names=""/></text:p>
          </draw:text-box>
          <svg:title/>
          <svg:desc/>
        </draw:frame>
        <draw:frame draw:id="id11" presentation:style-name="a586" draw:name="Slide Number Placeholder 7" svg:x="4.67835in" svg:y="11.10748in" svg:width="3.58701in" svg:height="0.58346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handout-master style:page-layout-name="pageLayout3" draw:style-name="a588">
      <draw:frame draw:id="id70" presentation:style-name="a591" draw:name="Header Placeholder 1" svg:x="0in" svg:y="0in" svg:width="3.5878in" svg:height="0.58425in" presentation:class="header" presentation:placeholder="false">
        <draw:text-box>
          <text:p text:style-name="a590" text:class-names="" text:cond-style-name=""><text:span text:style-name="a589" text:class-names=""/></text:p>
        </draw:text-box>
        <svg:title/>
        <svg:desc/>
      </draw:frame>
      <draw:frame draw:id="id71" presentation:style-name="a594" draw:name="Date Placeholder 2"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72" presentation:style-name="a597" draw:name="Footer Placeholder 3"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73" presentation:style-name="a600" draw:name="Slide Number Placeholder 4"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Shivnarayan Vaidyanathan</dc:creator>
    <meta:creation-date>2009-04-16T11:32:32Z</meta:creation-date>
    <dc:date>2024-02-17T06:27:52Z</dc:date>
    <meta:editing-cycles>3</meta:editing-cycles>
    <meta:editing-duration>PT591S</meta:editing-duration>
    <meta:document-statistic meta:paragraph-count="4" meta:word-count="194"/>
  </office:meta>
</office:document-meta>
</file>